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04DFFE6AFA82F8EE4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text-properties officeooo:rsid="00034ecd" officeooo:paragraph-rsid="00034ecd"/>
    </style:style>
    <style:style style:name="P2" style:family="paragraph" style:parent-style-name="Footer">
      <style:text-properties officeooo:rsid="00034ecd" officeooo:paragraph-rsid="00034ec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034ecd" officeooo:paragraph-rsid="00034ecd"/>
    </style:style>
    <style:style style:name="P6" style:family="paragraph" style:parent-style-name="Text_20_body">
      <style:text-properties officeooo:rsid="0005a81a" officeooo:paragraph-rsid="0005a81a"/>
    </style:style>
    <style:style style:name="P7" style:family="paragraph" style:parent-style-name="Text_20_body">
      <style:text-properties officeooo:rsid="000c6e26" officeooo:paragraph-rsid="000c6e26"/>
    </style:style>
    <style:style style:name="P8" style:family="paragraph" style:parent-style-name="Text_20_body">
      <style:text-properties officeooo:rsid="000d3993" officeooo:paragraph-rsid="000d3993"/>
    </style:style>
    <style:style style:name="P9" style:family="paragraph" style:parent-style-name="Title">
      <style:text-properties officeooo:rsid="00034ecd" officeooo:paragraph-rsid="00034ecd"/>
    </style:style>
    <style:style style:name="P10" style:family="paragraph" style:parent-style-name="Heading_20_1">
      <style:text-properties officeooo:rsid="000c6e26" officeooo:paragraph-rsid="000c6e26"/>
    </style:style>
    <style:style style:name="P11" style:family="paragraph" style:parent-style-name="Heading_20_1">
      <style:text-properties officeooo:rsid="000c6e26" officeooo:paragraph-rsid="000edcc7"/>
    </style:style>
    <style:style style:name="P12" style:family="paragraph" style:parent-style-name="Heading_20_1">
      <style:paragraph-properties fo:break-before="page"/>
      <style:text-properties style:font-name="Liberation Sans" fo:font-size="18.2000007629395pt" fo:font-weight="bold" officeooo:rsid="00034ecd" officeooo:paragraph-rsid="00034ecd" style:font-name-asian="Bitstream Vera Sans" style:font-size-asian="18.2000007629395pt" style:font-weight-asian="bold" style:font-name-complex="Bitstream Vera Sans" style:font-size-complex="18.2000007629395pt" style:font-weight-complex="bold"/>
    </style:style>
    <style:style style:name="P13" style:family="paragraph" style:parent-style-name="Text_20_body">
      <style:text-properties officeooo:rsid="000c6e26" officeooo:paragraph-rsid="000c6e26"/>
    </style:style>
    <style:style style:name="T1" style:family="text">
      <style:text-properties officeooo:rsid="00034f06"/>
    </style:style>
    <style:style style:name="T2" style:family="text">
      <style:text-properties style:text-position="super 58%"/>
    </style:style>
    <style:style style:name="T3" style:family="text">
      <style:text-properties officeooo:rsid="0005e298"/>
    </style:style>
    <style:style style:name="T4" style:family="text">
      <style:text-properties officeooo:rsid="0007bc8f"/>
    </style:style>
    <style:style style:name="T5" style:family="text">
      <style:text-properties officeooo:rsid="0008490d"/>
    </style:style>
    <style:style style:name="T6" style:family="text">
      <style:text-properties officeooo:rsid="00095536"/>
    </style:style>
    <style:style style:name="T7" style:family="text">
      <style:text-properties officeooo:rsid="000a3f87"/>
    </style:style>
    <style:style style:name="T8" style:family="text">
      <style:text-properties officeooo:rsid="000b37ef"/>
    </style:style>
    <style:style style:name="T9" style:family="text">
      <style:text-properties officeooo:rsid="000b7307"/>
    </style:style>
    <style:style style:name="T10" style:family="text">
      <style:text-properties officeooo:rsid="000d3993"/>
    </style:style>
    <style:style style:name="T11" style:family="text">
      <style:text-properties officeooo:rsid="000edc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urnal of Quasa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117_1907504319" text:style-name="Index_20_Link" text:visited-style-name="Index_20_Link">23 August 2022<text:tab/>3</text:a></text:p>
        </text:index-body>
      </text:table-of-content>
      <text:p text:style-name="P5"/>
      <text:h text:style-name="P12" text:outline-level="1"><text:bookmark-start text:name="__RefHeading___Toc117_1907504319"/>23 August 2022 – <text:span text:style-name="T6">The Beginning</text:span><text:bookmark-end text:name="__RefHeading___Toc117_1907504319"/></text:h>
      <text:p text:style-name="P6">Today is the first day of my project called Quasar. I stared at first with setting up the project folder and all documents for documenting this project. My goal for this project to develop an apparatus which uses a camera and tip and tilt table for controlling a ping pong ball on it. My deadline I have set for my self is the 13<text:span text:style-name="T2">th</text:span> of November 2023 <text:span text:style-name="T3">and its done in my spare time. </text:span><text:span text:style-name="T4">For this project I will not create a timetable because, its a private goal of mine, and like I said, its done in my spare time.<text:line-break/>I have created a goals sheet </text:span><text:span text:style-name="T5">for writing down all important point I want to accomplish, and </text:span><text:span text:style-name="T7">something I </text:span><text:span text:style-name="T5">can use as a guide. </text:span><text:span text:style-name="T8">After that I started to setup a C project for vision system. It’s going to be a makefile based project using the Aravis project for image acquisition. But I have not finished it. I want to use a Linux distribution for the controller. This enables me to just install the runtime library package for Aravis and then I’m good to go. I have linked the headerfiles to VSCode, but haven’t had success compiling it, with the library included. </text:span><text:span text:style-name="T9">But it’s just a matter of finding the right library name for linking it to GCC.</text:span></text:p>
      <text:p text:style-name="P7">Time spent:<text:tab/>2h</text:p>
      <text:h text:style-name="P10" text:outline-level="1">24 August – <text:span text:style-name="T11">First connection</text:span></text:h>
      <text:p text:style-name="P8">I have continued on yesterdays problems. The problems I had resolved to be, missing include and linking flags in the Makefile. This took me longer than expected but, after I fixed it, I have copied some parts, of the Aravis examples, to test if I can acquire something. This worked like a charm after using the right Ethernet cable.. </text:p>
      <text:p text:style-name="P8"><draw:frame draw:style-name="fr1" draw:name="Image1" text:anchor-type="char" svg:width="17cm" svg:height="1.542cm" draw:z-index="0"><draw:image xlink:href="Pictures/10000000000003510000004DFFE6AFA82F8EE44A.png" xlink:type="simple" xlink:show="embed" xlink:actuate="onLoad" draw:mime-type="image/png"/></draw:frame></text:p>
      <text:p text:style-name="P7">Time spent:<text:tab/><text:span text:style-name="T10">1</text:span>h <text:span text:style-name="T10">30mins</text:span></text:p>
      <text:h text:style-name="P11" text:outline-level="1">24 August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4ecd" officeooo:paragraph-rsid="00034ecd"/>
    </style:style>
    <style:style style:name="MP2" style:family="paragraph" style:parent-style-name="Footer">
      <style:text-properties officeooo:rsid="00034ecd" officeooo:paragraph-rsid="00034ecd"/>
    </style:style>
    <style:style style:name="MT1" style:family="text">
      <style:text-properties officeooo:rsid="00034f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urnal Quasar<text:tab/><text:tab/>23 <text:span text:style-name="MT1">August </text:span>2022</text:p>
      </style:header>
      <style:footer>
        <text:p text:style-name="MP2">Fabian Fröhlicher<text:tab/><text:tab/>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9:53:56.504027053</meta:creation-date>
    <meta:generator>LibreOffice/7.0.4.2$Linux_X86_64 LibreOffice_project/00$Build-2</meta:generator>
    <dc:date>2022-08-26T21:31:40.554895811</dc:date>
    <meta:editing-duration>PT56M59S</meta:editing-duration>
    <meta:editing-cycles>13</meta:editing-cycles>
    <meta:document-statistic meta:table-count="0" meta:image-count="1" meta:object-count="0" meta:page-count="3" meta:paragraph-count="12" meta:word-count="315" meta:character-count="1688" meta:non-whitespace-character-count="1380"/>
  </office:meta>
</office:document-meta>
</file>